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6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425in"/>
    </style:style>
    <style:style style:name="co5" style:family="table-column">
      <style:table-column-properties fo:break-before="auto" style:column-width="0.4555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5.7181in"/>
    </style:style>
    <style:style style:name="co9" style:family="table-column">
      <style:table-column-properties fo:break-before="auto" style:column-width="11.1217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4.6244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4.7098in"/>
    </style:style>
    <style:style style:name="co16" style:family="table-column">
      <style:table-column-properties fo:break-before="auto" style:column-width="19.2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ma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media/user/SSD/projects/heatter/Schematic/Schematic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чт, 14-жов-2021 22:14:58 +0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Price x10</text:p>
          </table:table-cell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2">
          <table:table-cell office:value-type="string" calcext:value-type="string">
            <text:p>AE1,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.5" calcext:value-type="float">
            <text:p>17.5</text:p>
          </table:table-cell>
          <table:table-cell/>
          <table:table-cell table:style-name="ce2" office:value-type="string" calcext:value-type="string">
            <text:p>FPC Antenna/GSM/2dbi/IPEX Connector</text:p>
          </table:table-cell>
          <table:table-cell table:number-columns-repeated="2" office:value-type="string" calcext:value-type="string">
            <text:p>Antenna</text:p>
          </table:table-cell>
          <table:table-cell office:value-type="string" calcext:value-type="string">
            <text:p>Connector_Wire:SolderWire-0.1sqmm_1x01_D0.4mm_OD1mm_Relief</text:p>
          </table:table-cell>
          <table:table-cell office:value-type="string" calcext:value-type="string">
            <text:p>Antenna</text:p>
          </table:table-cell>
          <table:table-cell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office:value-type="float" office:value="6.72" calcext:value-type="float">
            <text:p>6.7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R2032-PBN2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:Battery_Panasonic_CR2032-VS1N_Vertical_CircularHoles</text:p>
          </table:table-cell>
          <table:table-cell office:value-type="string" calcext:value-type="string">
            <text:p>Single-cell battery</text:p>
          </table:table-cell>
          <table:table-cell/>
        </table:table-row>
        <table:table-row table:style-name="ro1">
          <table:table-cell office:value-type="string" calcext:value-type="string">
            <text:p>BZ1, 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office:value-type="string" calcext:value-type="string">
            <text:p>IE122305-7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Buzzer, polarized</text:p>
          </table:table-cell>
          <table:table-cell/>
        </table:table-row>
        <table:table-row table:style-name="ro1">
          <table:table-cell office:value-type="string" calcext:value-type="string">
            <text:p>C1, C8, <text:s/>C11, C12, C14, C16, C20, C23, 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0.1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float" office:value="3.64" calcext:value-type="float">
            <text:p>3.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2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3, C5, 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7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4, C6, C10, </text:p>
          </table:table-cell>
          <table:table-cell office:value-type="float" office:value="3" calcext:value-type="float">
            <text:p>3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7, C13, 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47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5,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MDCAP-470mkf - 1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7, C18, C19, C21, 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3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24, C2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D1, D2, D3, D4, D5, D6, D7, D9, D10, 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8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2" office:value-type="string" calcext:value-type="string">
            <text:p>BZV55B5V1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5.1V, 500mW, 2%, Zener diode, MiniMELF</text:p>
          </table:table-cell>
          <table:table-cell/>
        </table:table-row>
        <table:table-row table:style-name="ro1">
          <table:table-cell office:value-type="string" calcext:value-type="string">
            <text:p>D11, D14, D15, D18, D20, D21, D22, D23, D24, D25, 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ESD5Z3.3T1G</text:p>
          </table:table-cell>
          <table:table-cell office:value-type="string" calcext:value-type="string">
            <text:p>DZ2S030X0L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150mW Silicon Planar Zener Diode, 3.0V, SOD-523</text:p>
          </table:table-cell>
          <table:table-cell/>
        </table:table-row>
        <table:table-row table:style-name="ro1">
          <table:table-cell office:value-type="string" calcext:value-type="string">
            <text:p>D12, D16, D17, D19, 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number-columns-repeated="2" office:value-type="string" calcext:value-type="string">
            <text:p>PESD5V0L4UG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Low capacitance unidirectional quadruple ESD protection diode array, 5.0V, Common Anode, SOT-353</text:p>
          </table:table-cell>
          <table:table-cell/>
        </table:table-row>
        <table:table-row table:style-name="ro1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number-columns-repeated="2" office:value-type="string" calcext:value-type="string">
            <text:p>PESD3V3L4UG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Low capacitance unidirectional quadruple ESD protection diode array, 3.3V, Common Anode, SOT-353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2" office:value-type="string" calcext:value-type="string">
            <text:p>FUSE 0.5A 250V 3X10</text:p>
          </table:table-cell>
          <table:table-cell office:value-type="string" calcext:value-type="string">
            <text:p>3,6x10 0.5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BelFuse_0ZRE0033FF_L11.4mm_W3.8mm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2" office:value-type="string" calcext:value-type="string">
            <text:p>NCDW-0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PLS-40-BLACK</text:p>
          </table:table-cell>
          <table:table-cell office:value-type="string" calcext:value-type="string">
            <text:p>CC2538_USB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ZL202-20G</text:p>
          </table:table-cell>
          <table:table-cell office:value-type="string" calcext:value-type="string">
            <text:p>CC2538_JTAG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J5, J6, J7, 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NCDW-03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2" office:value-type="string" calcext:value-type="string">
            <text:p>BH-08</text:p>
          </table:table-cell>
          <table:table-cell office:value-type="string" calcext:value-type="string">
            <text:p>Heater Board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NCDW-03</text:p>
          </table:table-cell>
          <table:table-cell office:value-type="string" calcext:value-type="string">
            <text:p>TCBBA00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float" office:value="13.62" calcext:value-type="float">
            <text:p>13.6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NANOSIM-HINGE-1.5H</text:p>
          </table:table-cell>
          <table:table-cell table:number-columns-repeated="2" office:value-type="string" calcext:value-type="string">
            <text:p>SIM_Card</text:p>
          </table:table-cell>
          <table:table-cell office:value-type="string" calcext:value-type="string">
            <text:p>Connector_Card:NANOSIM_HINGE_1.5H</text:p>
          </table:table-cell>
          <table:table-cell office:value-type="string" calcext:value-type="string">
            <text:p>SIM Card</text:p>
          </table:table-cell>
          <table:table-cell/>
        </table:table-row>
        <table:table-row table:style-name="ro1">
          <table:table-cell office:value-type="string" calcext:value-type="string">
            <text:p>J11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office:value-type="string" calcext:value-type="string">
            <text:p>ESP_UART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ZL202-20G</text:p>
          </table:table-cell>
          <table:table-cell office:value-type="string" calcext:value-type="string">
            <text:p>ESP_JTAG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G126-5.0-02P-14-00AH</text:p>
          </table:table-cell>
          <table:table-cell office:value-type="string" calcext:value-type="string">
            <text:p>220V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hoenix_MSTB:PhoenixContact_MSTBA_2,5_2-G_1x02_P5.00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float" office:value="11.34" calcext:value-type="float">
            <text:p>11.34</text:p>
          </table:table-cell>
          <table:table-cell office:value-type="float" office:value="13.5" calcext:value-type="float">
            <text:p>13.5</text:p>
          </table:table-cell>
          <table:table-cell/>
          <table:table-cell table:style-name="ce2" office:value-type="string" calcext:value-type="string">
            <text:p>DS1065-03-2X6S8BV <text:s text:c="2"/>ZL322-2X6P</text:p>
          </table:table-cell>
          <table:table-cell office:value-type="string" calcext:value-type="string">
            <text:p>Conn_TFT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1.27mm:PinHeader_2x06_P1.27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/>
          <table:table-cell table:number-columns-repeated="2" office:value-type="string" calcext:value-type="string">
            <text:p>IRM-20-5</text:p>
          </table:table-cell>
          <table:table-cell office:value-type="string" calcext:value-type="string">
            <text:p>Converter_ACDC:Converter_ACDC_MeanWell_IRM-20-xx_THT</text:p>
          </table:table-cell>
          <table:table-cell office:value-type="string" calcext:value-type="string">
            <text:p>5V, 4A, 20W, Isolated, AC-DC, 219A(IRM20)</text:p>
          </table:table-cell>
          <table:table-cell/>
        </table:table-row>
        <table:table-row table:style-name="ro1">
          <table:table-cell office:value-type="string" calcext:value-type="string">
            <text:p>Q1, Q3, Q4, Q5, 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45V Vce, NPN Transistor, SOT-23</text:p>
          </table:table-cell>
          <table:table-cell/>
        </table:table-row>
        <table:table-row table:style-name="ro1">
          <table:table-cell office:value-type="string" calcext:value-type="string">
            <text:p>R1, R2, R4, R5, R10, R11, R15, R16, R21, R23, R24, R25, R26, R27, </text:p>
          </table:table-cell>
          <table:table-cell office:value-type="float" office:value="14" calcext:value-type="float">
            <text:p>1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00 1/8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6, R7, R8, R9, R17, R18, R19, R20, R36, R51, R52, R53, R54, R55, R56, </text:p>
          </table:table-cell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2, R13, 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2, R39, R40, R43, 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3, 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56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7, R38, R42, 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1, R44, 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5, R46, R47, 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2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8, R49, R50, 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5k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7, 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D561K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Varistor:RV_Disc_D12mm_W3.9mm_P7.5mm</text:p>
          </table:table-cell>
          <table:table-cell office:value-type="string" calcext:value-type="string">
            <text:p>Voltage dependent resistor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float" office:value="62.1" calcext:value-type="float">
            <text:p>62.1</text:p>
          </table:table-cell>
          <table:table-cell table:number-columns-repeated="3"/>
          <table:table-cell table:number-columns-repeated="2" office:value-type="string" calcext:value-type="string">
            <text:p>ESP32-S2-WROVER-I</text:p>
          </table:table-cell>
          <table:table-cell office:value-type="string" calcext:value-type="string">
            <text:p>RF_Module:ESP32-S2-WROVER</text:p>
          </table:table-cell>
          <table:table-cell office:value-type="string" calcext:value-type="string">
            <text:p>RF Module, ESP32-D0WDQ6 SoC, Wi-Fi 802.11b/g/n, 32-bit, 2.7-3.6V, onboard antenna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table:number-columns-repeated="2" office:value-type="string" calcext:value-type="string">
            <text:p>CC2538_CC2592</text:p>
          </table:table-cell>
          <table:table-cell office:value-type="string" calcext:value-type="string">
            <text:p>RF_Module:CC2538_CC2592</text:p>
          </table:table-cell>
          <table:table-cell office:value-type="string" calcext:value-type="string">
            <text:p>Chinese CC2538_CC2592 zigbee module SZ12 V2 BTTCOM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number-columns-repeated="2" office:value-type="string" calcext:value-type="string">
            <text:p>DS3231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Extremely Accurate I2C-Integrated RTC/TCXO/Crystal SOIC-16</text:p>
          </table:table-cell>
          <table:table-cell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2" office:value-type="string" calcext:value-type="string">
            <text:p>LD1086DT33TR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Positive, 1.5A 30V, Linear Regulator, Fixed Output 3.3V, TO-252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MIC29302AWU</text:p>
          </table:table-cell>
          <table:table-cell office:value-type="string" calcext:value-type="string">
            <text:p>MIC29302WU</text:p>
          </table:table-cell>
          <table:table-cell office:value-type="string" calcext:value-type="string">
            <text:p>Package_TO_SOT_SMD:TO-263-5_TabPin3</text:p>
          </table:table-cell>
          <table:table-cell office:value-type="string" calcext:value-type="string">
            <text:p>3A low dropout linear regulator, adjustable output, TO-263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M66</text:p>
          </table:table-cell>
          <table:table-cell office:value-type="string" calcext:value-type="string">
            <text:p>RF_GSM:Quectel_M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7:.C56])" office:value-type="float" office:value="667.08" calcext:value-type="float">
            <text:p>667.08</text:p>
          </table:table-cell>
          <table:table-cell table:formula="of:=SUM([.D7:.D56]) + SUM([.E7:.E56])" office:value-type="float" office:value="1211" calcext:value-type="float">
            <text:p>1211</text:p>
          </table:table-cell>
          <table:table-cell table:number-columns-repeated="7"/>
        </table:table-row>
      </table:table>
      <table:table table:name="Sheet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media/user/SSD/projects/heatter/Schematic/LCD_board/LCD_board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чт, 14-жов-2021 22:16:45 +0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1.27mm:PinHeader_2x06_P1.27mm_Vertical_SMD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45V Vce, NPN Transistor, SOT-23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, R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T130RGC17B</text:p>
          </table:table-cell>
          <table:table-cell office:value-type="string" calcext:value-type="string">
            <text:p>Connector_FFC-FPC:TE_1-1734839-8_1x18-1MP_P0.5mm_Horizontal</text:p>
          </table:table-cell>
          <table:table-cell office:value-type="string" calcext:value-type="string">
            <text:p>TT130RGC17B is a color round active matrix and touch screen with capacitance thin film transistor(TFT)liquid crystal display(LCD)that uses amorphous silicon TFT as a switching device. This TFT LCD has a 1.3inch diagonally measured active display area with (240 horizontal by 240 vertical pixels)resolution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22:58:03.124417844</dc:date>
    <meta:editing-duration>P3DT37M43S</meta:editing-duration>
    <meta:editing-cycles>4</meta:editing-cycles>
    <meta:generator>LibreOffice/6.4.7.2$Linux_X86_64 LibreOffice_project/40$Build-2</meta:generator>
    <meta:document-statistic meta:table-count="2" meta:cell-count="500" meta:object-count="0"/>
  </office:meta>
</office:document-meta>
</file>